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0%" draw:stroke-linejoin="miter" draw:fill-color="#ffffff" draw:textarea-horizontal-align="justify" draw:textarea-vertical-align="middle" draw:auto-grow-height="false" fo:min-height="1.162cm" fo:min-width="4.912cm"/>
      <style:paragraph-properties style:writing-mode="lr-tb"/>
    </style:style>
    <style:style style:name="gr2" style:family="graphic" style:parent-style-name="standard">
      <style:graphic-properties svg:stroke-opacity="100%" draw:stroke-linejoin="miter" draw:fill="solid" draw:fill-color="#ffffff" draw:textarea-horizontal-align="justify" draw:textarea-vertical-align="middle" draw:auto-grow-height="false" fo:min-height="1.75cm" fo:min-width="5.5cm"/>
      <style:paragraph-properties style:writing-mode="lr-tb"/>
    </style:style>
    <style:style style:name="gr3" style:family="graphic" style:parent-style-name="standard">
      <style:graphic-properties svg:stroke-opacity="100%" draw:stroke-linejoin="miter" draw:fill="solid" draw:fill-color="#ffffff" draw:textarea-horizontal-align="justify" draw:textarea-vertical-align="middle" draw:auto-grow-height="false" fo:min-height="0.75cm" fo:min-width="1.5cm"/>
      <style:paragraph-properties style:writing-mode="lr-tb"/>
    </style:style>
    <style:style style:name="gr4" style:family="graphic" style:parent-style-name="standard">
      <style:graphic-properties svg:stroke-opacity="100%" draw:stroke-linejoin="miter" draw:fill="solid" draw:fill-color="#ffffff" draw:textarea-horizontal-align="justify" draw:textarea-vertical-align="middle" draw:auto-grow-height="false" fo:min-height="1.751cm" fo:min-width="4.09cm"/>
      <style:paragraph-properties style:writing-mode="lr-tb"/>
    </style:style>
    <style:style style:name="gr5" style:family="graphic" style:parent-style-name="standard">
      <style:graphic-properties svg:stroke-opacity="100%" draw:stroke-linejoin="miter" draw:fill="solid" draw:fill-color="#ffffff" draw:textarea-horizontal-align="justify" draw:textarea-vertical-align="middle" draw:auto-grow-height="false" fo:min-height="1.75cm" fo:min-width="6.5cm"/>
      <style:paragraph-properties style:writing-mode="lr-tb"/>
    </style:style>
    <style:style style:name="gr6" style:family="graphic" style:parent-style-name="objectwithoutfill">
      <style:graphic-properties draw:marker-end="Стили_20_стрелок_20_9" draw:marker-end-width="0.3cm" svg:stroke-opacity="100%" draw:stroke-linejoin="miter" draw:fill="none" draw:fill-color="#ffffff" draw:textarea-vertical-align="middle"/>
    </style:style>
    <style:style style:name="gr7" style:family="graphic" style:parent-style-name="objectwithoutfill">
      <style:graphic-properties svg:stroke-opacity="100%" draw:stroke-linejoin="miter" draw:fill="none" draw:fill-color="#ffffff" draw:textarea-vertical-align="middle"/>
    </style:style>
    <style:style style:name="gr8" style:family="graphic" style:parent-style-name="Базовый_5f_1">
      <style:graphic-properties svg:stroke-color="#000000" draw:fill="solid" draw:fill-color="#ffffff" draw:textarea-horizontal-align="justify" draw:textarea-vertical-align="middle" draw:auto-grow-height="false" fo:min-height="1.162cm" fo:min-width="4.912cm"/>
      <style:paragraph-properties style:writing-mode="lr-tb"/>
    </style:style>
    <style:style style:name="gr9" style:family="graphic" style:parent-style-name="Базовый_5f_1">
      <style:graphic-properties svg:stroke-color="#000000" draw:fill="solid" draw:fill-color="#ffffff" draw:textarea-horizontal-align="justify" draw:textarea-vertical-align="middle" draw:auto-grow-height="false" fo:min-height="1.751cm" fo:min-width="9.234cm"/>
      <style:paragraph-properties style:writing-mode="lr-tb"/>
    </style:style>
    <style:style style:name="gr10" style:family="graphic" style:parent-style-name="Базовый_5f_1">
      <style:graphic-properties svg:stroke-color="#000000" draw:fill="solid" draw:fill-color="#ffffff" draw:textarea-horizontal-align="justify" draw:textarea-vertical-align="middle" draw:auto-grow-height="false" fo:min-height="1.751cm" fo:min-width="4.09cm"/>
      <style:paragraph-properties style:writing-mode="lr-tb"/>
    </style:style>
    <style:style style:name="gr11" style:family="graphic" style:parent-style-name="Базовый_5f_1">
      <style:graphic-properties svg:stroke-color="#000000" draw:fill="solid" draw:fill-color="#ffffff" draw:textarea-horizontal-align="justify" draw:textarea-vertical-align="middle" draw:auto-grow-height="false" fo:min-height="0.751cm" fo:min-width="4.368cm"/>
      <style:paragraph-properties style:writing-mode="lr-tb"/>
    </style:style>
    <style:style style:name="gr12" style:family="graphic" style:parent-style-name="Базовый_5f_1">
      <style:graphic-properties svg:stroke-color="#000000" draw:fill="solid" draw:fill-color="#ffffff" draw:textarea-horizontal-align="justify" draw:textarea-vertical-align="middle" draw:auto-grow-height="false" fo:min-height="0.75cm" fo:min-width="1.5cm"/>
      <style:paragraph-properties style:writing-mode="lr-tb"/>
    </style:style>
    <style:style style:name="gr13" style:family="graphic" style:parent-style-name="Базовый_5f_1">
      <style:graphic-properties svg:stroke-color="#000000" draw:fill="solid" draw:fill-color="#ffffff" draw:textarea-horizontal-align="justify" draw:textarea-vertical-align="middle" draw:auto-grow-height="false" fo:min-height="0.751cm" fo:min-width="2.846cm"/>
      <style:paragraph-properties style:writing-mode="lr-tb"/>
    </style:style>
    <style:style style:name="gr14" style:family="graphic" style:parent-style-name="Базовый_5f_1">
      <style:graphic-properties svg:stroke-color="#000000" draw:fill="solid" draw:fill-color="#ffffff" draw:textarea-vertical-align="middle"/>
    </style:style>
    <style:style style:name="gr15" style:family="graphic" style:parent-style-name="Базовый_5f_1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16" style:family="graphic" style:parent-style-name="Базовый_5f_1">
      <style:graphic-properties draw:stroke="none" svg:stroke-color="#000000" draw:fill="none" draw:fill-color="#ffffff" draw:textarea-vertical-align="middle" fo:min-height="0.5cm"/>
      <style:paragraph-properties style:writing-mode="lr-tb"/>
    </style:style>
    <style:style style:name="gr17" style:family="graphic" style:parent-style-name="Базовый_5f_1">
      <style:graphic-properties svg:stroke-color="#000000" draw:fill="solid" draw:fill-color="#ffffff" draw:textarea-horizontal-align="justify" draw:textarea-vertical-align="middle" draw:auto-grow-height="false" fo:min-height="0.526cm" fo:min-width="2.206cm"/>
      <style:paragraph-properties style:writing-mode="lr-tb"/>
    </style:style>
    <style:style style:name="gr18" style:family="graphic" style:parent-style-name="objectwithoutfill">
      <style:graphic-properties svg:stroke-color="#000000" draw:marker-end="Стили_20_стрелок_20_1" draw:marker-end-width="0.3cm" draw:fill="none" draw:fill-color="#ffffff" draw:textarea-vertical-align="middle"/>
    </style:style>
    <style:style style:name="gr19" style:family="graphic" style:parent-style-name="standard">
      <style:graphic-properties draw:fill="solid" draw:fill-color="#ffffff" draw:textarea-vertical-align="middle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1.5cm"/>
      <style:paragraph-properties style:writing-mode="lr-tb"/>
    </style:style>
    <style:style style:name="gr21" style:family="graphic" style:parent-style-name="objectwithoutfill">
      <style:graphic-properties draw:fill="none" draw:fill-color="#ffffff" draw:textarea-vertical-align="middle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162cm" fo:min-width="3.108cm"/>
      <style:paragraph-properties style:writing-mode="lr-tb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1.501cm" fo:min-width="2.542cm"/>
      <style:paragraph-properties style:writing-mode="lr-tb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1.5cm" fo:min-width="2cm"/>
      <style:paragraph-properties style:writing-mode="lr-tb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0.986cm" fo:min-width="3.108cm"/>
      <style:paragraph-properties style:writing-mode="lr-tb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0.751cm" fo:min-width="4.672cm"/>
      <style:paragraph-properties style:writing-mode="lr-tb"/>
    </style:style>
    <style:style style:name="gr27" style:family="graphic" style:parent-style-name="objectwithoutfill">
      <style:graphic-properties draw:marker-end="Стили_20_стрелок_20_10" draw:marker-end-width="0.3cm" draw:fill="none" draw:fill-color="#ffffff" draw:textarea-vertical-align="middle"/>
    </style:style>
    <style:style style:name="gr28" style:family="graphic" style:parent-style-name="objectwithoutfill">
      <style:graphic-properties draw:marker-end="Стили_20_стрелок_20_11" draw:marker-end-width="0.3cm" draw:fill="none" draw:fill-color="#ffffff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30" style:family="graphic" style:parent-style-name="standard">
      <style:graphic-properties draw:fill="solid" draw:fill-color="#ffffff" draw:textarea-horizontal-align="justify" draw:textarea-vertical-align="middle" draw:auto-grow-height="false" fo:min-height="1.338cm" fo:min-width="3.108cm"/>
      <style:paragraph-properties style:writing-mode="lr-tb"/>
    </style:style>
    <style:style style:name="gr31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3.5cm"/>
      <style:paragraph-properties style:writing-mode="lr-tb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 fo:min-height="1.75cm" fo:min-width="5.5cm"/>
      <style:paragraph-properties style:writing-mode="lr-tb"/>
    </style:style>
    <style:style style:name="gr33" style:family="graphic" style:parent-style-name="objectwithoutfill">
      <style:graphic-properties draw:marker-end="Стили_20_стрелок_20_12" draw:marker-end-width="0.3cm" draw:fill="none" draw:fill-color="#ffffff" draw:textarea-vertical-align="middle"/>
    </style:style>
    <style:style style:name="gr34" style:family="graphic" style:parent-style-name="objectwithoutfill">
      <style:graphic-properties draw:marker-end="Стили_20_стрелок_20_13" draw:marker-end-width="0.3cm" draw:fill="none" draw:fill-color="#ffffff" draw:textarea-vertical-align="middle"/>
    </style:style>
    <style:style style:name="gr35" style:family="graphic" style:parent-style-name="standard">
      <style:graphic-properties draw:fill="solid" draw:fill-color="#ffffff" draw:textarea-horizontal-align="justify" draw:textarea-vertical-align="middle" draw:auto-grow-height="false" fo:min-height="1.162cm" fo:min-width="5.814cm"/>
      <style:paragraph-properties style:writing-mode="lr-tb"/>
    </style:style>
    <style:style style:name="gr36" style:family="graphic" style:parent-style-name="standard">
      <style:graphic-properties draw:fill="solid" draw:fill-color="#ffffff" draw:textarea-horizontal-align="justify" draw:textarea-vertical-align="middle" draw:auto-grow-height="false" fo:min-height="1.751cm" fo:min-width="4.368cm"/>
      <style:paragraph-properties style:writing-mode="lr-tb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 fo:min-height="2.25cm" fo:min-width="6.5cm"/>
      <style:paragraph-properties style:writing-mode="lr-tb"/>
    </style:style>
    <style:style style:name="gr38" style:family="graphic" style:parent-style-name="standard">
      <style:graphic-properties draw:fill="solid" draw:fill-color="#ffffff" draw:textarea-horizontal-align="justify" draw:textarea-vertical-align="middle" draw:auto-grow-height="false" fo:min-height="0.751cm" fo:min-width="1.934cm"/>
      <style:paragraph-properties style:writing-mode="lr-tb"/>
    </style:style>
    <style:style style:name="gr39" style:family="graphic" style:parent-style-name="objectwithoutfill">
      <style:graphic-properties draw:marker-end="Стили_20_стрелок_20_14" draw:marker-end-width="0.3cm" draw:fill="none" draw:fill-color="#ffffff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gr41" style:family="graphic" style:parent-style-name="standard">
      <style:graphic-properties draw:fill="solid" draw:fill-color="#ffffff" draw:textarea-horizontal-align="justify" draw:textarea-vertical-align="middle" draw:auto-grow-height="false" fo:min-height="2.15cm" fo:min-width="4.368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fo:font-size="10pt"/>
    </style:style>
    <style:style style:name="P5" style:family="paragraph">
      <style:paragraph-properties fo:text-align="center" style:writing-mode="lr-tb"/>
      <style:text-properties style:font-name="Times New Roman" fo:font-size="10pt" style:font-size-asian="18pt" style:font-size-complex="18pt"/>
    </style:style>
    <style:style style:name="P6" style:family="paragraph">
      <loext:graphic-properties draw:fill="solid" draw:fill-color="#ffffff"/>
      <style:paragraph-properties fo:text-align="center" style:writing-mode="lr-tb"/>
      <style:text-properties style:font-name="Times New Roman" fo:font-size="10pt" style:font-size-asian="18pt" style:font-size-complex="18pt"/>
    </style:style>
    <style:style style:name="P7" style:family="paragraph">
      <loext:graphic-properties draw:fill="solid" draw:fill-color="#ffffff"/>
      <style:paragraph-properties fo:text-align="center"/>
      <style:text-properties style:font-name="Times New Roman" fo:font-size="10pt" style:font-size-asian="18pt" style:font-size-complex="18pt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Times New Roman1" fo:font-size="10pt" style:font-size-asian="10pt" style:font-size-complex="1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Times New Roman" fo:font-size="10pt" style:font-size-asian="18pt" style:font-size-complex="18pt"/>
    </style:style>
    <style:style style:name="P11" style:family="paragraph">
      <loext:graphic-properties draw:fill="solid" draw:fill-color="#ffffff"/>
      <style:paragraph-properties fo:text-align="center"/>
      <style:text-properties fo:font-size="10pt"/>
    </style:style>
    <style:style style:name="P12" style:family="paragraph">
      <style:paragraph-properties fo:text-align="center" style:writing-mode="lr-tb"/>
      <style:text-properties fo:font-size="10pt"/>
    </style:style>
    <style:style style:name="P13" style:family="paragraph">
      <loext:graphic-properties draw:fill="solid" draw:fill-color="#ffffff"/>
      <style:paragraph-properties fo:text-align="center" style:writing-mode="lr-tb"/>
      <style:text-properties fo:font-size="10pt"/>
    </style:style>
    <style:style style:name="P14" style:family="paragraph">
      <loext:graphic-properties draw:fill="none" draw:fill-color="#ffffff"/>
      <style:paragraph-properties style:writing-mode="lr-tb"/>
      <style:text-properties fo:font-size="10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0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imes New Roman" fo:font-size="10pt" style:font-size-asian="18pt" style:font-size-complex="18pt"/>
    </style:style>
    <style:style style:name="T3" style:family="text">
      <style:text-properties style:font-name="Times New Roman1" fo:font-size="10pt" style:font-size-asian="10pt" style:font-size-complex="10pt"/>
    </style:style>
    <style:style style:name="T4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2" draw:id="id2" draw:layer="controls" svg:width="6cm" svg:height="2cm" svg:x="7.5cm" svg:y="6.1cm">
          <text:p text:style-name="P1"><text:span text:style-name="T1">#include &lt;string&gt;</text:span></text:p>
          <text:p text:style-name="P1"><text:span text:style-name="T1">#include &lt;iostream&gt;</text:span></text:p>
          <text:p text:style-name="P1"><text:span text:style-name="T1">using namespace std;</text:span></text:p>
          <text:p text:style-name="P1"><text:span text:style-name="T1">int main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3" draw:id="id3" draw:layer="controls" svg:width="6cm" svg:height="2cm" svg:x="7.5cm" svg:y="8.6cm">
          <text:p text:style-name="P1"><text:span text:style-name="T1">setlocale(LC_ALL, "Russian"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4" draw:id="id4" draw:layer="layout" svg:width="4cm" svg:height="2cm" svg:x="8.5cm" svg:y="11.6cm">
          <text:p text:style-name="P1"><text:span text:style-name="T1">while (true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5" draw:id="id5" draw:layer="layout" svg:width="6cm" svg:height="2cm" svg:x="7.5cm" svg:y="14.1cm">
          <text:p text:style-name="P1"><text:span text:style-name="T1">const short int YEAR =</text:span></text:p>
          <text:p text:style-name="P1"><text:span text:style-name="T1">consoleInterface(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3" xml:id="id6" draw:id="id6" draw:layer="layout" svg:width="7cm" svg:height="2cm" svg:x="7cm" svg:y="16.6cm">
          <text:p text:style-name="P1"><text:span text:style-name="T1">const short int YEAR_REMAINDER_10 =</text:span></text:p>
          <text:p text:style-name="P1"><text:span text:style-name="T1">((YEAR - 4) % 10);</text:span></text:p>
          <text:p text:style-name="P1"><text:span text:style-name="T1">const short int YEAR_REMAINDER_12 =</text:span></text:p>
          <text:p text:style-name="P1"><text:span text:style-name="T1">((YEAR - 4) % 12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7" draw:id="id7" draw:layer="layout" svg:width="6cm" svg:height="2cm" svg:x="7.5cm" svg:y="19.1cm">
          <text:p text:style-name="P1"><text:span text:style-name="T1">printYearElement</text:span></text:p>
          <text:p text:style-name="P1"><text:span text:style-name="T1">(YEAR_REMAINDER_10,</text:span></text:p>
          <text:p text:style-name="P1"><text:span text:style-name="T1"><text:s/></text:span><text:span text:style-name="T1">YEAR_REMAINDER_12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xml:id="id1" draw:id="id1" draw:layer="layout" svg:width="6cm" svg:height="2cm" svg:x="7.5cm" svg:y="21.6cm">
          <text:p text:style-name="P1"><text:span text:style-name="T1">printYearAnimal</text:span></text:p>
          <text:p text:style-name="P1"><text:span text:style-name="T1">(YEAR_REMAINDER_12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4" draw:layer="layout" draw:line-skew="-0.999cm" svg:x1="7.5cm" svg:y1="22.6cm" svg:x2="10.5cm" svg:y2="11.1cm" draw:start-shape="id1" draw:start-glue-point="3" svg:d="M7500 22600h-1500v-11500h4500" svg:viewBox="0 0 4501 11501">
          <text:p/>
        </draw:connector>
        <draw:connector draw:style-name="gr7" draw:text-style-name="P4" draw:layer="layout" draw:type="line" svg:x1="10.5cm" svg:y1="8.1cm" svg:x2="10.5cm" svg:y2="8.6cm" draw:start-shape="id2" draw:start-glue-point="6" draw:end-shape="id3" draw:end-glue-point="4" svg:d="M10500 8100v500" svg:viewBox="0 0 1 501">
          <text:p/>
        </draw:connector>
        <draw:connector draw:style-name="gr7" draw:text-style-name="P4" draw:layer="layout" draw:type="line" svg:x1="10.5cm" svg:y1="10.6cm" svg:x2="10.5cm" svg:y2="11.6cm" draw:start-shape="id3" draw:start-glue-point="6" draw:end-shape="id4" draw:end-glue-point="4" svg:d="M10500 10600v1000" svg:viewBox="0 0 1 1001">
          <text:p/>
        </draw:connector>
        <draw:connector draw:style-name="gr7" draw:text-style-name="P4" draw:layer="layout" draw:type="line" svg:x1="10.5cm" svg:y1="13.6cm" svg:x2="10.5cm" svg:y2="14.1cm" draw:start-shape="id4" draw:start-glue-point="6" draw:end-shape="id5" draw:end-glue-point="0" svg:d="M10500 13600v500" svg:viewBox="0 0 1 501">
          <text:p/>
        </draw:connector>
        <draw:connector draw:style-name="gr7" draw:text-style-name="P4" draw:layer="layout" draw:type="line" svg:x1="10.5cm" svg:y1="16.1cm" svg:x2="10.5cm" svg:y2="16.6cm" draw:start-shape="id5" draw:start-glue-point="2" draw:end-shape="id6" draw:end-glue-point="4" svg:d="M10500 16100v500" svg:viewBox="0 0 1 501">
          <text:p/>
        </draw:connector>
        <draw:connector draw:style-name="gr7" draw:text-style-name="P4" draw:layer="layout" draw:type="line" svg:x1="10.5cm" svg:y1="18.6cm" svg:x2="10.5cm" svg:y2="19.1cm" draw:start-shape="id6" draw:start-glue-point="6" draw:end-shape="id7" draw:end-glue-point="0" svg:d="M10500 18600v500" svg:viewBox="0 0 1 501">
          <text:p/>
        </draw:connector>
        <draw:connector draw:style-name="gr7" draw:text-style-name="P4" draw:layer="layout" draw:type="line" svg:x1="10.5cm" svg:y1="21.1cm" svg:x2="10.5cm" svg:y2="21.6cm" draw:start-shape="id7" draw:start-glue-point="2" draw:end-shape="id1" draw:end-glue-point="0" svg:d="M10500 21100v500" svg:viewBox="0 0 1 501">
          <text:p/>
        </draw:connector>
      </draw:page>
      <draw:page draw:name="page2" draw:style-name="dp1" draw:master-page-name="Обычный">
        <draw:custom-shape draw:style-name="gr8" draw:text-style-name="P6" xml:id="id8" draw:id="id8" draw:layer="layout" svg:width="6cm" svg:height="2cm" svg:x="7.5cm" svg:y="6.98cm">
          <text:p text:style-name="P5"><text:span text:style-name="T2">const short int</text:span></text:p>
          <text:p text:style-name="P5"><text:span text:style-name="T2">consoleInterface(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6" xml:id="id9" draw:id="id9" draw:layer="layout" svg:width="16cm" svg:height="2cm" svg:x="2.5cm" svg:y="9.48cm">
          <text:p text:style-name="P5"><text:span text:style-name="T2">cout &lt;&lt; "Введите номер года от -32768 до 32767.</text:span></text:p>
          <text:p text:style-name="P5"><text:span text:style-name="T2">Используйте отрицательные числа для номеров годов до нашей эры.</text:span></text:p>
          <text:p text:style-name="P5"><text:span text:style-name="T2">Для завершения работы программы введите команду \"EXIT\". Ввод: 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6" xml:id="id10" draw:id="id10" draw:layer="layout" svg:width="6cm" svg:height="2cm" svg:x="7.5cm" svg:y="11.98cm">
          <text:p text:style-name="P5"><text:span text:style-name="T2">const short int YEAR =</text:span></text:p>
          <text:p text:style-name="P5"><text:span text:style-name="T2">userInput(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1" draw:text-style-name="P6" xml:id="id11" draw:id="id11" draw:layer="layout" svg:width="8cm" svg:height="1cm" svg:x="6.5cm" svg:y="14.48cm">
          <text:p text:style-name="P5"><text:span text:style-name="T2">cout &lt;&lt; "\nТеперь вы знаете, что 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" draw:text-style-name="P6" xml:id="id12" draw:id="id12" draw:layer="layout" svg:width="4cm" svg:height="2cm" svg:x="8.5cm" svg:y="15.98cm">
          <text:p text:style-name="P5"><text:span text:style-name="T2">if (YEAR &lt; 0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6" xml:id="id13" draw:id="id13" draw:layer="layout" svg:width="5.5cm" svg:height="1cm" svg:x="7.75cm" svg:y="18.98cm">
          <text:p text:style-name="P5"><text:span text:style-name="T2">cout &lt;&lt; -YEAR</text:span></text:p>
          <text:p text:style-name="P5"><text:span text:style-name="T2">&lt;&lt; " год до н.э. — год 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6" xml:id="id14" draw:id="id14" draw:layer="layout" svg:width="5.5cm" svg:height="1cm" svg:x="13.75cm" svg:y="18.98cm">
          <text:p text:style-name="P5"><text:span text:style-name="T2">cout &lt;&lt; YEAR</text:span></text:p>
          <text:p text:style-name="P5"><text:span text:style-name="T2">&lt;&lt; " год — год 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4" draw:text-style-name="P7" draw:layer="layout" svg:x1="10.5cm" svg:y1="8.98cm" svg:x2="10.5cm" svg:y2="9.48cm" draw:start-shape="id8" draw:start-glue-point="6" draw:end-shape="id9" draw:end-glue-point="5" svg:d="M10500 8980v500" svg:viewBox="0 0 1 501">
          <text:p/>
        </draw:connector>
        <draw:connector draw:style-name="gr14" draw:text-style-name="P7" draw:layer="layout" svg:x1="10.5cm" svg:y1="11.48cm" svg:x2="10.5cm" svg:y2="11.98cm" draw:start-shape="id9" draw:start-glue-point="8" draw:end-shape="id10" draw:end-glue-point="0" svg:d="M10500 11480v500" svg:viewBox="0 0 1 501">
          <text:p/>
        </draw:connector>
        <draw:connector draw:style-name="gr14" draw:text-style-name="P7" draw:layer="layout" svg:x1="10.5cm" svg:y1="13.98cm" svg:x2="10.5cm" svg:y2="14.48cm" draw:start-shape="id10" draw:start-glue-point="2" draw:end-shape="id11" draw:end-glue-point="5" svg:d="M10500 13980v500" svg:viewBox="0 0 1 501">
          <text:p/>
        </draw:connector>
        <draw:connector draw:style-name="gr14" draw:text-style-name="P7" draw:layer="layout" svg:x1="10.5cm" svg:y1="15.48cm" svg:x2="10.5cm" svg:y2="15.98cm" draw:start-shape="id11" draw:start-glue-point="8" draw:end-shape="id12" draw:end-glue-point="4" svg:d="M10500 15480v500" svg:viewBox="0 0 1 501">
          <text:p/>
        </draw:connector>
        <draw:connector draw:style-name="gr14" draw:text-style-name="P7" draw:layer="layout" svg:x1="10.5cm" svg:y1="17.98cm" svg:x2="10.5cm" svg:y2="18.98cm" draw:start-shape="id12" draw:start-glue-point="6" draw:end-shape="id13" draw:end-glue-point="5" svg:d="M10500 17980v1000" svg:viewBox="0 0 1 1001">
          <text:p/>
        </draw:connector>
        <draw:connector draw:style-name="gr14" draw:text-style-name="P7" draw:layer="layout" svg:x1="12.5cm" svg:y1="16.98cm" svg:x2="16.5cm" svg:y2="18.98cm" draw:start-shape="id12" draw:start-glue-point="7" draw:end-shape="id14" draw:end-glue-point="5" svg:d="M12500 16980h4000v2000" svg:viewBox="0 0 4001 2001">
          <text:p/>
        </draw:connector>
        <draw:frame draw:style-name="gr15" draw:text-style-name="P8" draw:layer="layout" svg:width="1.25cm" svg:height="1cm" svg:x="10.5cm" svg:y="17.98cm">
          <draw:text-box>
            <text:p><text:span text:style-name="T3">true</text:span></text:p>
          </draw:text-box>
        </draw:frame>
        <draw:frame draw:style-name="gr16" draw:text-style-name="P8" draw:layer="layout" svg:width="4cm" svg:height="0.75cm" svg:x="12.5cm" svg:y="16.23cm">
          <draw:text-box>
            <text:p text:style-name="P9"><text:span text:style-name="T3">false</text:span></text:p>
          </draw:text-box>
        </draw:frame>
        <draw:custom-shape draw:style-name="gr17" draw:text-style-name="P6" xml:id="id16" draw:id="id16" draw:layer="layout" svg:width="3cm" svg:height="1.1cm" svg:x="9cm" svg:y="21.63cm">
          <text:p text:style-name="P5"><text:span text:style-name="T2">return YEAR;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8" draw:text-style-name="P10" draw:layer="layout" svg:x1="16.5cm" svg:y1="19.98cm" svg:x2="10.5cm" svg:y2="20.805cm" draw:start-shape="id14" draw:start-glue-point="8" draw:end-shape="id15" draw:end-glue-point="0" svg:d="M16500 19980v825h-6000" svg:viewBox="0 0 6001 826">
          <text:p/>
        </draw:connector>
        <draw:connector draw:style-name="gr19" draw:text-style-name="P11" xml:id="id15" draw:id="id15" draw:layer="layout" svg:x1="10.5cm" svg:y1="19.98cm" svg:x2="10.5cm" svg:y2="21.63cm" draw:start-shape="id13" draw:start-glue-point="8" draw:end-shape="id16" draw:end-glue-point="4" svg:d="M10500 19980v1650" svg:viewBox="0 0 1 1651">
          <text:p/>
        </draw:connector>
      </draw:page>
      <draw:page draw:name="page3" draw:style-name="dp1" draw:master-page-name="Обычный">
        <draw:custom-shape draw:style-name="gr20" draw:text-style-name="P3" xml:id="id18" draw:id="id18" draw:layer="layout" svg:width="4cm" svg:height="2cm" svg:x="4.989cm" svg:y="9.85cm">
          <text:p text:style-name="P1"><text:span text:style-name="T1">while (true)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1" draw:text-style-name="P4" xml:id="id25" draw:id="id25" draw:layer="layout" draw:type="line" svg:x1="6.989cm" svg:y1="8.85cm" svg:x2="6.989cm" svg:y2="9.85cm" draw:start-shape="id17" draw:start-glue-point="6" draw:end-shape="id18" draw:end-glue-point="4" svg:d="M6989 8850v1000" svg:viewBox="0 0 1 1001">
          <text:p/>
        </draw:connector>
        <draw:custom-shape draw:style-name="gr22" draw:text-style-name="P2" xml:id="id17" draw:id="id17" draw:layer="layout" svg:width="4cm" svg:height="2cm" svg:x="4.989cm" svg:y="6.85cm">
          <text:p text:style-name="P1"><text:span text:style-name="T1">const short int</text:span></text:p>
          <text:p text:style-name="P1"><text:span text:style-name="T1">userInput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3" draw:text-style-name="P13" xml:id="id19" draw:id="id19" draw:layer="layout" svg:width="5cm" svg:height="1.75cm" svg:x="4.489cm" svg:y="12.35cm">
          <text:p text:style-name="P12"><text:span text:style-name="T4">string input_string;</text:span></text:p>
          <text:p text:style-name="P12"><text:span text:style-name="T4">getline(cin, input_string);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4" draw:text-style-name="P13" xml:id="id20" draw:id="id20" draw:layer="layout" svg:width="5cm" svg:height="3.5cm" svg:x="4.489cm" svg:y="14.6cm">
          <text:p text:style-name="P12"><text:span text:style-name="T4">if (input_string == "EXIT")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4" draw:text-style-name="P13" xml:id="id22" draw:id="id22" draw:layer="layout" svg:width="5cm" svg:height="3.5cm" svg:x="11.489cm" svg:y="14.6cm">
          <text:p text:style-name="P12"><text:span text:style-name="T4">else if</text:span></text:p>
          <text:p text:style-name="P12"><text:span text:style-name="T4">(isInteger16(input_string))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5" draw:text-style-name="P13" xml:id="id23" draw:id="id23" draw:layer="layout" svg:width="4cm" svg:height="1.75cm" svg:x="11.989cm" svg:y="19.1cm">
          <text:p text:style-name="P12"><text:span text:style-name="T4">return</text:span></text:p>
          <text:p text:style-name="P12"><text:span text:style-name="T4">(const short int)</text:span></text:p>
          <text:p text:style-name="P12"><text:span text:style-name="T4">stoi(input_string);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5" draw:text-style-name="P13" xml:id="id21" draw:id="id21" draw:layer="layout" svg:width="4cm" svg:height="1.75cm" svg:x="4.989cm" svg:y="19.1cm">
          <text:p text:style-name="P12"><text:span text:style-name="T4">exit(0);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6" draw:text-style-name="P13" xml:id="id24" draw:id="id24" draw:layer="layout" svg:width="8.5cm" svg:height="1cm" svg:x="6.739cm" svg:y="21.85cm">
          <text:p text:style-name="P12"><text:span text:style-name="T4">cout &lt;&lt; "Некорректный ввод.</text:span></text:p>
          <text:p text:style-name="P12"><text:span text:style-name="T4">Пожалуйста, повторите попытку: ";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1" draw:text-style-name="P4" draw:layer="layout" draw:type="line" svg:x1="6.989cm" svg:y1="11.85cm" svg:x2="6.989cm" svg:y2="12.35cm" draw:start-shape="id18" draw:start-glue-point="6" draw:end-shape="id19" draw:end-glue-point="5" svg:d="M6989 11850v500" svg:viewBox="0 0 1 501">
          <text:p/>
        </draw:connector>
        <draw:connector draw:style-name="gr21" draw:text-style-name="P4" draw:layer="layout" draw:type="line" svg:x1="6.989cm" svg:y1="14.1cm" svg:x2="6.989cm" svg:y2="14.6cm" draw:start-shape="id19" draw:start-glue-point="8" draw:end-shape="id20" draw:end-glue-point="4" svg:d="M6989 14100v500" svg:viewBox="0 0 1 501">
          <text:p/>
        </draw:connector>
        <draw:connector draw:style-name="gr21" draw:text-style-name="P4" draw:layer="layout" draw:type="line" svg:x1="6.989cm" svg:y1="18.1cm" svg:x2="6.989cm" svg:y2="19.1cm" draw:start-shape="id20" draw:start-glue-point="6" draw:end-shape="id21" draw:end-glue-point="4" svg:d="M6989 18100v1000" svg:viewBox="0 0 1 1001">
          <text:p/>
        </draw:connector>
        <draw:connector draw:style-name="gr21" draw:text-style-name="P4" draw:layer="layout" draw:type="line" svg:x1="9.489cm" svg:y1="16.35cm" svg:x2="11.489cm" svg:y2="16.35cm" draw:start-shape="id20" draw:start-glue-point="7" draw:end-shape="id22" draw:end-glue-point="5" svg:d="M9489 16350h2000" svg:viewBox="0 0 2001 1">
          <text:p/>
        </draw:connector>
        <draw:connector draw:style-name="gr21" draw:text-style-name="P4" draw:layer="layout" draw:type="line" svg:x1="13.989cm" svg:y1="18.1cm" svg:x2="13.989cm" svg:y2="19.1cm" draw:start-shape="id22" draw:start-glue-point="6" draw:end-shape="id23" draw:end-glue-point="4" svg:d="M13989 18100v1000" svg:viewBox="0 0 1 1001">
          <text:p/>
        </draw:connector>
        <draw:connector draw:style-name="gr27" draw:text-style-name="P4" draw:layer="layout" draw:line-skew="1.498cm 2.374cm" svg:x1="16.489cm" svg:y1="16.35cm" svg:x2="14.374cm" svg:y2="22.35cm" draw:start-shape="id22" draw:start-glue-point="7" draw:end-shape="id24" draw:end-glue-point="9" svg:d="M16489 16350h2000v6000h-4115" svg:viewBox="0 0 4116 6001">
          <text:p/>
        </draw:connector>
        <draw:connector draw:style-name="gr28" draw:text-style-name="P4" xml:id="id26" draw:id="id26" draw:layer="layout" draw:line-skew="-6.975cm" svg:x1="3.5cm" svg:y1="22.299cm" svg:x2="6.989cm" svg:y2="9.35cm" draw:end-shape="id25" draw:end-glue-point="0" svg:d="M3500 22299v-12949h3489" svg:viewBox="0 0 3490 12950">
          <text:p/>
        </draw:connector>
        <draw:connector draw:style-name="gr21" draw:text-style-name="P4" draw:layer="layout" draw:type="line" svg:x1="7.589cm" svg:y1="22.35cm" svg:x2="3.5cm" svg:y2="22.299cm" draw:start-shape="id24" draw:start-glue-point="6" draw:end-shape="id26" draw:end-glue-point="2" svg:d="M7589 22350l-4089-51" svg:viewBox="0 0 4090 52">
          <text:p/>
        </draw:connector>
        <draw:frame draw:style-name="gr29" draw:text-style-name="P14" draw:layer="layout" svg:width="1.75cm" svg:height="1cm" svg:x="6.989cm" svg:y="18.1cm">
          <draw:text-box>
            <text:p>true</text:p>
          </draw:text-box>
        </draw:frame>
        <draw:frame draw:style-name="gr29" draw:text-style-name="P15" draw:layer="layout" svg:width="2cm" svg:height="1cm" svg:x="9.489cm" svg:y="15.35cm">
          <draw:text-box>
            <text:p text:style-name="P9">false</text:p>
          </draw:text-box>
        </draw:frame>
        <draw:frame draw:style-name="gr29" draw:text-style-name="P15" draw:layer="layout" svg:width="2cm" svg:height="1cm" svg:x="16.489cm" svg:y="15.35cm">
          <draw:text-box>
            <text:p text:style-name="P9">false</text:p>
          </draw:text-box>
        </draw:frame>
        <draw:frame draw:style-name="gr29" draw:text-style-name="P14" draw:layer="layout" svg:width="1.75cm" svg:height="1cm" svg:x="13.989cm" svg:y="18.1cm">
          <draw:text-box>
            <text:p>true</text:p>
          </draw:text-box>
        </draw:frame>
      </draw:page>
      <draw:page draw:name="page4" draw:style-name="dp1" draw:master-page-name="Обычный">
        <draw:custom-shape draw:style-name="gr30" draw:text-style-name="P13" xml:id="id27" draw:id="id27" draw:layer="layout" svg:width="4cm" svg:height="2.25cm" svg:x="8.5cm" svg:y="4.1cm">
          <text:p text:style-name="P12"><text:span text:style-name="T4">bool isInteger16</text:span></text:p>
          <text:p text:style-name="P12"><text:span text:style-name="T4">(const string&amp; str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1" draw:text-style-name="P13" xml:id="id28" draw:id="id28" draw:layer="layout" svg:width="8cm" svg:height="2.5cm" svg:x="6.5cm" svg:y="6.85cm">
          <text:p text:style-name="P12"><text:span text:style-name="T4">if (str.empty() ||</text:span></text:p>
          <text:p text:style-name="P12"><text:span text:style-name="T4">((!isdigit(str[0])) &amp;&amp; (str[0] != '-'))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0" draw:text-style-name="P13" xml:id="id29" draw:id="id29" draw:layer="layout" svg:width="4cm" svg:height="2.25cm" svg:x="8.5cm" svg:y="10.35cm">
          <text:p text:style-name="P12"><text:span text:style-name="T4">return false;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13" xml:id="id30" draw:id="id30" draw:layer="layout" svg:width="6cm" svg:height="2cm" svg:x="7.5cm" svg:y="13.6cm">
          <text:p text:style-name="P12"><text:span text:style-name="T4">char* end_pointer;</text:span></text:p>
          <text:p text:style-name="P12"><text:span text:style-name="T4">const int TEMP_INT =</text:span></text:p>
          <text:p text:style-name="P12"><text:span text:style-name="T4">strtol(str.c_str(), &amp;end_pointer, 10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13" xml:id="id31" draw:id="id31" draw:layer="layout" svg:width="8cm" svg:height="2.5cm" svg:x="6.5cm" svg:y="16.1cm">
          <text:p text:style-name="P12"><text:span text:style-name="T4">if ((TEMP_INT &lt; -32768) ||</text:span></text:p>
          <text:p text:style-name="P12"><text:span text:style-name="T4">(32767 &lt; TEMP_INT)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0" draw:text-style-name="P13" xml:id="id32" draw:id="id32" draw:layer="layout" svg:width="4cm" svg:height="2.25cm" svg:x="8.5cm" svg:y="19.6cm">
          <text:p text:style-name="P12"><text:span text:style-name="T4">return false;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13" xml:id="id33" draw:id="id33" draw:layer="layout" svg:width="4cm" svg:height="2.25cm" svg:x="8.5cm" svg:y="23.35cm">
          <text:p text:style-name="P12"><text:span text:style-name="T4">return</text:span></text:p>
          <text:p text:style-name="P12"><text:span text:style-name="T4">(*end_pointer == NULL);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1" draw:text-style-name="P4" draw:layer="layout" draw:type="line" svg:x1="10.5cm" svg:y1="6.35cm" svg:x2="10.5cm" svg:y2="6.85cm" draw:start-shape="id27" draw:start-glue-point="6" draw:end-shape="id28" draw:end-glue-point="4" svg:d="M10500 6350v500" svg:viewBox="0 0 1 501">
          <text:p/>
        </draw:connector>
        <draw:connector draw:style-name="gr21" draw:text-style-name="P4" draw:layer="layout" draw:type="line" svg:x1="10.5cm" svg:y1="9.35cm" svg:x2="10.5cm" svg:y2="10.35cm" draw:start-shape="id28" draw:start-glue-point="6" draw:end-shape="id29" draw:end-glue-point="4" svg:d="M10500 9350v1000" svg:viewBox="0 0 1 1001">
          <text:p/>
        </draw:connector>
        <draw:connector draw:style-name="gr21" draw:text-style-name="P4" draw:layer="layout" draw:type="line" svg:x1="10.5cm" svg:y1="15.6cm" svg:x2="10.5cm" svg:y2="16.1cm" draw:start-shape="id30" draw:start-glue-point="6" draw:end-shape="id31" draw:end-glue-point="4" svg:d="M10500 15600v500" svg:viewBox="0 0 1 501">
          <text:p/>
        </draw:connector>
        <draw:connector draw:style-name="gr21" draw:text-style-name="P4" draw:layer="layout" draw:type="line" svg:x1="10.5cm" svg:y1="18.6cm" svg:x2="10.5cm" svg:y2="19.6cm" draw:start-shape="id31" draw:start-glue-point="6" draw:end-shape="id32" draw:end-glue-point="4" svg:d="M10500 18600v1000" svg:viewBox="0 0 1 1001">
          <text:p/>
        </draw:connector>
        <draw:connector draw:style-name="gr33" draw:text-style-name="P4" draw:layer="layout" draw:line-skew="1.498cm" svg:x1="14.5cm" svg:y1="8.1cm" svg:x2="13.5cm" svg:y2="14.6cm" draw:start-shape="id28" draw:start-glue-point="7" draw:end-shape="id30" draw:end-glue-point="7" svg:d="M14500 8100h2000v6500h-3000" svg:viewBox="0 0 3001 6501">
          <text:p/>
        </draw:connector>
        <draw:connector draw:style-name="gr34" draw:text-style-name="P4" draw:layer="layout" draw:line-skew="1.498cm 1.624cm" svg:x1="14.5cm" svg:y1="17.35cm" svg:x2="10.5cm" svg:y2="23.35cm" draw:start-shape="id31" draw:start-glue-point="7" draw:end-shape="id33" draw:end-glue-point="4" svg:d="M14500 17350h2000v5250h-6000v750" svg:viewBox="0 0 6001 6001">
          <text:p/>
        </draw:connector>
        <draw:frame draw:style-name="gr29" draw:text-style-name="P14" draw:layer="layout" svg:width="1.5cm" svg:height="1cm" svg:x="10.5cm" svg:y="9.35cm">
          <draw:text-box>
            <text:p>true</text:p>
          </draw:text-box>
        </draw:frame>
        <draw:frame draw:style-name="gr29" draw:text-style-name="P14" draw:layer="layout" svg:width="1.5cm" svg:height="1cm" svg:x="10.5cm" svg:y="18.6cm">
          <draw:text-box>
            <text:p>true</text:p>
          </draw:text-box>
        </draw:frame>
        <draw:frame draw:style-name="gr29" draw:text-style-name="P16" draw:layer="layout" svg:width="2cm" svg:height="1cm" svg:x="14.5cm" svg:y="7.1cm">
          <draw:text-box>
            <text:p text:style-name="P9"><text:span text:style-name="T1">false</text:span></text:p>
          </draw:text-box>
        </draw:frame>
        <draw:frame draw:style-name="gr29" draw:text-style-name="P16" draw:layer="layout" svg:width="2cm" svg:height="1cm" svg:x="14.5cm" svg:y="16.35cm">
          <draw:text-box>
            <text:p text:style-name="P9"><text:span text:style-name="T1">false</text:span></text:p>
          </draw:text-box>
        </draw:frame>
      </draw:page>
      <draw:page draw:name="page5" draw:style-name="dp1" draw:master-page-name="Обычный">
        <draw:custom-shape draw:style-name="gr35" draw:text-style-name="P13" xml:id="id34" draw:id="id34" draw:layer="layout" svg:width="7cm" svg:height="2cm" svg:x="7cm" svg:y="7.6cm">
          <text:p text:style-name="P12"><text:span text:style-name="T4">void printYearElement</text:span></text:p>
          <text:p text:style-name="P12"><text:span text:style-name="T4">(const short int&amp; YEAR_REMAINDER_10,</text:span></text:p>
          <text:p text:style-name="P12"><text:span text:style-name="T4"><text:s/></text:span><text:span text:style-name="T4">const short int&amp; YEAR_REMAINDER_12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6" draw:text-style-name="P13" xml:id="id35" draw:id="id35" draw:layer="layout" svg:width="8cm" svg:height="2cm" svg:x="6.5cm" svg:y="10.1cm">
          <text:p text:style-name="P12"><text:span text:style-name="T4">cout &lt;&lt; ELEMENTS</text:span></text:p>
          <text:p text:style-name="P12"><text:span text:style-name="T4">[YEAR_REMAINDER_10 &lt; 0 ?</text:span></text:p>
          <text:p text:style-name="P12"><text:span text:style-name="T4">(YEAR_REMAINDER_10 + 10) / 2 :</text:span></text:p>
          <text:p text:style-name="P12"><text:span text:style-name="T4">YEAR_REMAINDER_10 / 2]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7" draw:text-style-name="P13" xml:id="id36" draw:id="id36" draw:layer="layout" svg:width="14cm" svg:height="5cm" svg:x="3.5cm" svg:y="12.6cm">
          <text:p text:style-name="P12"><text:span text:style-name="T4">if (((-11 &lt;= YEAR_REMAINDER_12) &amp;&amp; (YEAR_REMAINDER_12 &lt;= -8)) ||</text:span></text:p>
          <text:p text:style-name="P12"><text:span text:style-name="T4"><text:s text:c="5"/></text:span><text:span text:style-name="T4">((1 &lt;= YEAR_REMAINDER_12) &amp;&amp; (YEAR_REMAINDER_12 &lt;= 4))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8" draw:text-style-name="P13" xml:id="id37" draw:id="id37" draw:layer="layout" svg:width="4cm" svg:height="1cm" svg:x="8.5cm" svg:y="18.6cm">
          <text:p text:style-name="P12"><text:span text:style-name="T4">cout &lt;&lt; "ого 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8" draw:text-style-name="P13" xml:id="id38" draw:id="id38" draw:layer="layout" svg:width="4cm" svg:height="1cm" svg:x="8.5cm" svg:y="21.1cm">
          <text:p text:style-name="P12"><text:span text:style-name="T4">cout &lt;&lt; "ой 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9" draw:text-style-name="P11" draw:layer="layout" svg:x1="10.5cm" svg:y1="9.6cm" svg:x2="10.5cm" svg:y2="10.1cm" draw:start-shape="id34" draw:start-glue-point="6" draw:end-shape="id35" draw:end-glue-point="5" svg:d="M10500 9600v500" svg:viewBox="0 0 1 501">
          <text:p/>
        </draw:connector>
        <draw:connector draw:style-name="gr19" draw:text-style-name="P11" draw:layer="layout" svg:x1="10.5cm" svg:y1="12.1cm" svg:x2="10.5cm" svg:y2="12.6cm" draw:start-shape="id35" draw:start-glue-point="8" draw:end-shape="id36" draw:end-glue-point="4" svg:d="M10500 12100v500" svg:viewBox="0 0 1 501">
          <text:p/>
        </draw:connector>
        <draw:connector draw:style-name="gr19" draw:text-style-name="P11" draw:layer="layout" svg:x1="10.5cm" svg:y1="17.6cm" svg:x2="10.5cm" svg:y2="18.6cm" draw:start-shape="id36" draw:start-glue-point="6" draw:end-shape="id37" draw:end-glue-point="5" svg:d="M10500 17600v1000" svg:viewBox="0 0 1 1001">
          <text:p/>
        </draw:connector>
        <draw:connector draw:style-name="gr39" draw:text-style-name="P4" draw:layer="layout" draw:line-skew="1.498cm 0.999cm" svg:x1="17.5cm" svg:y1="15.1cm" svg:x2="10.5cm" svg:y2="21.1cm" draw:start-shape="id36" draw:start-glue-point="7" draw:end-shape="id38" draw:end-glue-point="5" svg:d="M17500 15100h2000v5250h-9000v750" svg:viewBox="0 0 9001 6001">
          <text:p/>
        </draw:connector>
        <draw:frame draw:style-name="gr40" draw:text-style-name="P14" draw:layer="layout" svg:width="1.5cm" svg:height="1.187cm" svg:x="10.5cm" svg:y="17.507cm">
          <draw:text-box>
            <text:p/>
          </draw:text-box>
        </draw:frame>
        <draw:frame draw:style-name="gr29" draw:text-style-name="P14" draw:layer="layout" svg:width="2cm" svg:height="1cm" svg:x="10.5cm" svg:y="17.6cm">
          <draw:text-box>
            <text:p>true</text:p>
          </draw:text-box>
        </draw:frame>
        <draw:frame draw:style-name="gr29" draw:text-style-name="P15" draw:layer="layout" svg:width="2cm" svg:height="1cm" svg:x="17.5cm" svg:y="14.1cm">
          <draw:text-box>
            <text:p text:style-name="P9">false</text:p>
          </draw:text-box>
        </draw:frame>
      </draw:page>
      <draw:page draw:name="page6" draw:style-name="dp1" draw:master-page-name="Обычный">
        <draw:custom-shape draw:style-name="gr35" draw:text-style-name="P13" xml:id="id39" draw:id="id39" draw:layer="layout" svg:width="7cm" svg:height="2cm" svg:x="7.001cm" svg:y="12.43cm">
          <text:p text:style-name="P12"><text:span text:style-name="T4">void printYearAnimal</text:span></text:p>
          <text:p text:style-name="P12"><text:span text:style-name="T4">(const short int&amp; YEAR_REMAINDER_12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1" draw:text-style-name="P13" xml:id="id40" draw:id="id40" draw:layer="layout" svg:width="8cm" svg:height="2.399cm" svg:x="6.5cm" svg:y="14.88cm">
          <text:p text:style-name="P12"><text:span text:style-name="T4">cout &lt;&lt; ANIMALS</text:span></text:p>
          <text:p text:style-name="P12"><text:span text:style-name="T4">[YEAR_REMAINDER_12 &lt; 0 ?</text:span></text:p>
          <text:p text:style-name="P12"><text:span text:style-name="T4">YEAR_REMAINDER_12 + 12 :</text:span></text:p>
          <text:p text:style-name="P12"><text:span text:style-name="T4">YEAR_REMAINDER_12]</text:span></text:p>
          <text:p text:style-name="P12"><text:span text:style-name="T4">&lt;&lt; "\n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9" draw:text-style-name="P11" draw:layer="layout" svg:x1="10.501cm" svg:y1="14.43cm" svg:x2="10.5cm" svg:y2="14.88cm" draw:start-shape="id39" draw:start-glue-point="6" draw:end-shape="id40" draw:end-glue-point="5" svg:d="M10501 14430v225h-1v225" svg:viewBox="0 0 2 4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9" draw:display-name="Стили стрелок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" fo:font-family="'Times New Roman'" style:font-style-name="Обычный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4T21:56:42.708000000</meta:creation-date>
    <dc:date>2021-09-15T01:08:30.740000000</dc:date>
    <meta:editing-duration>PT33M6S</meta:editing-duration>
    <meta:editing-cycles>4</meta:editing-cycles>
    <meta:generator>LibreOffice/7.1.5.2$Windows_X86_64 LibreOffice_project/85f04e9f809797b8199d13c421bd8a2b025d52b5</meta:generator>
    <meta:document-statistic meta:object-count="85"/>
  </office:meta>
</office:document-meta>
</file>